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450000014E6220813CA99A7940.png" manifest:media-type="image/png"/>
  <manifest:file-entry manifest:full-path="Pictures/100000000000002000000020B2FF2A327EABC87D.png" manifest:media-type="image/png"/>
  <manifest:file-entry manifest:full-path="Pictures/10000000000001D0000001588703EFF978C32300.png" manifest:media-type="image/png"/>
  <manifest:file-entry manifest:full-path="Pictures/10000000000002480000013A7BD8E0D38DF1BA44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2.276cm" svg:height="9.101cm" svg:x="4.724cm" svg:y="1.399cm">
          <draw:image xlink:href="Pictures/10000000000001D0000001588703EFF978C32300.png" xlink:type="simple" xlink:show="embed" xlink:actuate="onLoad">
            <text:p/>
          </draw:image>
        </draw:frame>
        <draw:frame draw:style-name="gr1" draw:text-style-name="P1" draw:layer="layout" svg:width="15.451cm" svg:height="8.307cm" svg:x="9cm" svg:y="21.393cm">
          <draw:image xlink:href="Pictures/10000000000002480000013A7BD8E0D38DF1BA44.png" xlink:type="simple" xlink:show="embed" xlink:actuate="onLoad">
            <text:p/>
          </draw:image>
        </draw:frame>
        <draw:frame draw:style-name="gr1" draw:text-style-name="P1" draw:layer="layout" svg:width="8.598cm" svg:height="8.836cm" svg:x="-1cm" svg:y="21cm">
          <draw:image xlink:href="Pictures/10000000000001450000014E6220813CA99A79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6M23S</meta:editing-duration>
    <meta:editing-cycles>3</meta:editing-cycles>
    <meta:generator>LibreOffice/5.0.5.2$Windows_X86_64 LibreOffice_project/55b006a02d247b5f7215fc6ea0fde844b30035b3</meta:generator>
    <dc:date>2017-08-27T14:35:22.503000000</dc:date>
    <meta:document-statistic meta:object-count="3"/>
  </office:meta>
</office:document-meta>
</file>